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Pompe à palettes</text:p>
          </table:table-cell>
          <table:table-cell table:number-columns-repeated="5"/>
          <table:table-cell office:value-type="string" calcext:value-type="string">
            <text:p>Pompe à diffusi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 [s]</text:p>
          </table:table-cell>
          <table:table-cell office:value-type="string" calcext:value-type="string">
            <text:p>P [mbar]</text:p>
          </table:table-cell>
          <table:table-cell office:value-type="string" calcext:value-type="string">
            <text:p>deltaP [mbar]</text:p>
          </table:table-cell>
          <table:table-cell/>
          <table:table-cell office:value-type="string" calcext:value-type="string">
            <text:p>Plim [mbar]</text:p>
          </table:table-cell>
          <table:table-cell/>
          <table:table-cell office:value-type="string" calcext:value-type="string">
            <text:p>t [s]</text:p>
          </table:table-cell>
          <table:table-cell office:value-type="string" calcext:value-type="string">
            <text:p>P [mbar]</text:p>
          </table:table-cell>
          <table:table-cell office:value-type="string" calcext:value-type="string">
            <text:p>deltaP [mbar]</text:p>
          </table:table-cell>
          <table:table-cell/>
          <table:table-cell office:value-type="string" calcext:value-type="string">
            <text:p>Plim [mbar]</text:p>
          </table:table-cell>
          <table:table-cell/>
          <table:table-cell office:value-type="string" calcext:value-type="string">
            <text:p>On considère delta t suffisamment petit pour etre négligeabl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50" calcext:value-type="float">
            <text:p>9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10^-2" office:value-type="float" office:value="0.01" calcext:value-type="float">
            <text:p>0.01</text:p>
          </table:table-cell>
          <table:table-cell/>
          <table:table-cell office:value-type="string" calcext:value-type="string">
            <text:p>mesures à reporter de la video</text:p>
          </table:table-cell>
          <table:table-cell table:number-columns-repeated="3"/>
          <table:table-cell table:formula="of:=1.2*10^-5" office:value-type="float" office:value="0.000012" calcext:value-type="float">
            <text:p>0.0000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60" calcext:value-type="float">
            <text:p>860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20" calcext:value-type="float">
            <text:p>820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60" calcext:value-type="float">
            <text:p>760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20" calcext:value-type="float">
            <text:p>720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80" calcext:value-type="float">
            <text:p>680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.6" calcext:value-type="float">
            <text:p>1.6</text:p>
          </table:table-cell>
          <table:table-cell office:value-type="float" office:value="0.25" calcext:value-type="float">
            <text:p>0.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.2" calcext:value-type="float">
            <text:p>1.2</text:p>
          </table:table-cell>
          <table:table-cell office:value-type="float" office:value="0.25" calcext:value-type="float">
            <text:p>0.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.1" calcext:value-type="float">
            <text:p>1.1</text:p>
          </table:table-cell>
          <table:table-cell office:value-type="float" office:value="0.25" calcext:value-type="float">
            <text:p>0.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9" calcext:value-type="float">
            <text:p>0.9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72" calcext:value-type="float">
            <text:p>0.72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.6" calcext:value-type="float">
            <text:p>0.6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51" calcext:value-type="float">
            <text:p>0.51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0.45" calcext:value-type="float">
            <text:p>0.45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32" calcext:value-type="float">
            <text:p>0.32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0.25" calcext:value-type="float">
            <text:p>0.25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21" calcext:value-type="float">
            <text:p>0.21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0.19" calcext:value-type="float">
            <text:p>0.19</text:p>
          </table:table-cell>
          <table:table-cell office:value-type="float" office:value="0.025" calcext:value-type="float">
            <text:p>0.0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5" calcext:value-type="float">
            <text:p>0.15</text:p>
          </table:table-cell>
          <table:table-cell office:value-type="float" office:value="0.025" calcext:value-type="float">
            <text:p>0.0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0.145" calcext:value-type="float">
            <text:p>0.145</text:p>
          </table:table-cell>
          <table:table-cell office:value-type="float" office:value="0.025" calcext:value-type="float">
            <text:p>0.0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11" calcext:value-type="float">
            <text:p>0.11</text:p>
          </table:table-cell>
          <table:table-cell office:value-type="float" office:value="0.025" calcext:value-type="float">
            <text:p>0.0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0.095" calcext:value-type="float">
            <text:p>0.095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0.089" calcext:value-type="float">
            <text:p>0.089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0.078" calcext:value-type="float">
            <text:p>0.078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0.058" calcext:value-type="float">
            <text:p>0.058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0.04" calcext:value-type="float">
            <text:p>0.04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03" calcext:value-type="float">
            <text:p>0.03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</table:table>
      <table:table table:name="Sheet2" table:style-name="ta1">
        <table:table-column table:style-name="co1" table:number-columns-repeated="18" table:default-cell-style-name="Default"/>
        <table:table-row table:style-name="ro1">
          <table:table-cell/>
          <table:table-cell office:value-type="string" calcext:value-type="string">
            <text:p>Mesure 1</text:p>
          </table:table-cell>
          <table:table-cell table:number-columns-repeated="2"/>
          <table:table-cell office:value-type="string" calcext:value-type="string">
            <text:p>Mesure 2</text:p>
          </table:table-cell>
          <table:table-cell table:number-columns-repeated="2"/>
          <table:table-cell office:value-type="string" calcext:value-type="string">
            <text:p>Mesure 3</text:p>
          </table:table-cell>
          <table:table-cell table:number-columns-repeated="2"/>
          <table:table-cell office:value-type="string" calcext:value-type="string">
            <text:p>Mesure 4</text:p>
          </table:table-cell>
          <table:table-cell table:number-columns-repeated="2"/>
          <table:table-cell office:value-type="string" calcext:value-type="string">
            <text:p>Mesure 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 [°C]</text:p>
          </table:table-cell>
          <table:table-cell office:value-type="string" calcext:value-type="string">
            <text:p>P [mbar]</text:p>
          </table:table-cell>
          <table:table-cell/>
          <table:table-cell office:value-type="string" calcext:value-type="string">
            <text:p>T [°C]</text:p>
          </table:table-cell>
          <table:table-cell office:value-type="string" calcext:value-type="string">
            <text:p>P [mbar]</text:p>
          </table:table-cell>
          <table:table-cell/>
          <table:table-cell office:value-type="string" calcext:value-type="string">
            <text:p>T [°C]</text:p>
          </table:table-cell>
          <table:table-cell office:value-type="string" calcext:value-type="string">
            <text:p>P [mbar]</text:p>
          </table:table-cell>
          <table:table-cell/>
          <table:table-cell office:value-type="string" calcext:value-type="string">
            <text:p>T [°C]</text:p>
          </table:table-cell>
          <table:table-cell office:value-type="string" calcext:value-type="string">
            <text:p>P [mbar]</text:p>
          </table:table-cell>
          <table:table-cell/>
          <table:table-cell office:value-type="string" calcext:value-type="string">
            <text:p>T [°C]</text:p>
          </table:table-cell>
          <table:table-cell office:value-type="string" calcext:value-type="string">
            <text:p>P [mbar]</text:p>
          </table:table-cell>
          <table:table-cell/>
          <table:table-cell office:value-type="string" calcext:value-type="string">
            <text:p>deltaT [°C]</text:p>
          </table:table-cell>
          <table:table-cell office:value-type="string" calcext:value-type="string">
            <text:p>deltaP [mbar]</text:p>
          </table:table-cell>
        </table:table-row>
        <table:table-row table:style-name="ro1">
          <table:table-cell/>
          <table:table-cell office:value-type="float" office:value="-218.9" calcext:value-type="float">
            <text:p>-218.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-214.9" calcext:value-type="float">
            <text:p>-214.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-211.4" calcext:value-type="float">
            <text:p>-211.4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8.6" calcext:value-type="float">
            <text:p>-208.6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-214.6" calcext:value-type="float">
            <text:p>-214.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0.1" office:value-type="float" office:value="0.1" calcext:value-type="float">
            <text:p>0.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-218.7" calcext:value-type="float">
            <text:p>-218.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214.8" calcext:value-type="float">
            <text:p>-214.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-211.1" calcext:value-type="float">
            <text:p>-211.1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8.5" calcext:value-type="float">
            <text:p>-208.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-214.4" calcext:value-type="float">
            <text:p>-214.4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8.5" calcext:value-type="float">
            <text:p>-218.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-214.7" calcext:value-type="float">
            <text:p>-214.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-210.4" calcext:value-type="float">
            <text:p>-210.4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8.7" calcext:value-type="float">
            <text:p>-208.7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-214.3" calcext:value-type="float">
            <text:p>-214.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8.2" calcext:value-type="float">
            <text:p>-218.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-214.5" calcext:value-type="float">
            <text:p>-214.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-210.6" calcext:value-type="float">
            <text:p>-210.6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9.1" calcext:value-type="float">
            <text:p>-209.1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-214.2" calcext:value-type="float">
            <text:p>-214.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8" calcext:value-type="float">
            <text:p>-2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-214.3" calcext:value-type="float">
            <text:p>-214.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-211.5" calcext:value-type="float">
            <text:p>-211.5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208" calcext:value-type="float">
            <text:p>-208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-213.9" calcext:value-type="float">
            <text:p>-213.9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7.8" calcext:value-type="float">
            <text:p>-217.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-214.1" calcext:value-type="float">
            <text:p>-214.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-211" calcext:value-type="float">
            <text:p>-211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-207.7" calcext:value-type="float">
            <text:p>-207.7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-213.7" calcext:value-type="float">
            <text:p>-213.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7.3" calcext:value-type="float">
            <text:p>-217.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-213.8" calcext:value-type="float">
            <text:p>-213.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-210.7" calcext:value-type="float">
            <text:p>-210.7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-207.4" calcext:value-type="float">
            <text:p>-207.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-213.5" calcext:value-type="float">
            <text:p>-213.5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6.8" calcext:value-type="float">
            <text:p>-216.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-213.5" calcext:value-type="float">
            <text:p>-213.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-211.1" calcext:value-type="float">
            <text:p>-211.1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-207.2" calcext:value-type="float">
            <text:p>-207.2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-213.2" calcext:value-type="float">
            <text:p>-213.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6.5" calcext:value-type="float">
            <text:p>-216.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-213.2" calcext:value-type="float">
            <text:p>-213.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-211.6" calcext:value-type="float">
            <text:p>-211.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-206.9" calcext:value-type="float">
            <text:p>-206.9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-212.9" calcext:value-type="float">
            <text:p>-212.9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6.3" calcext:value-type="float">
            <text:p>-216.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-213" calcext:value-type="float">
            <text:p>-21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-211.3" calcext:value-type="float">
            <text:p>-211.3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-206.7" calcext:value-type="float">
            <text:p>-206.7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-212.7" calcext:value-type="float">
            <text:p>-212.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5.8" calcext:value-type="float">
            <text:p>-215.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-212.5" calcext:value-type="float">
            <text:p>-212.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-210.1" calcext:value-type="float">
            <text:p>-210.1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-206.3" calcext:value-type="float">
            <text:p>-206.3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-212.3" calcext:value-type="float">
            <text:p>-212.3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5.6" calcext:value-type="float">
            <text:p>-215.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-212" calcext:value-type="float">
            <text:p>-21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-207.3" calcext:value-type="float">
            <text:p>-207.3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-205.9" calcext:value-type="float">
            <text:p>-205.9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float" office:value="-212" calcext:value-type="float">
            <text:p>-2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5.2" calcext:value-type="float">
            <text:p>-215.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-211.7" calcext:value-type="float">
            <text:p>-211.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-207" calcext:value-type="float">
            <text:p>-207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-205.4" calcext:value-type="float">
            <text:p>-205.4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-211.6" calcext:value-type="float">
            <text:p>-211.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4.9" calcext:value-type="float">
            <text:p>-214.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-211.4" calcext:value-type="float">
            <text:p>-211.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-206.8" calcext:value-type="float">
            <text:p>-206.8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-205.2" calcext:value-type="float">
            <text:p>-205.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-211.3" calcext:value-type="float">
            <text:p>-211.3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4.4" calcext:value-type="float">
            <text:p>-214.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-211" calcext:value-type="float">
            <text:p>-21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-206.4" calcext:value-type="float">
            <text:p>-206.4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-204.9" calcext:value-type="float">
            <text:p>-204.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-211" calcext:value-type="float">
            <text:p>-211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4.1" calcext:value-type="float">
            <text:p>-214.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-210.6" calcext:value-type="float">
            <text:p>-210.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-206.3" calcext:value-type="float">
            <text:p>-206.3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-204.4" calcext:value-type="float">
            <text:p>-204.4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-210.7" calcext:value-type="float">
            <text:p>-210.7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3.8" calcext:value-type="float">
            <text:p>-213.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-210.2" calcext:value-type="float">
            <text:p>-210.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-206" calcext:value-type="float">
            <text:p>-2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-204.1" calcext:value-type="float">
            <text:p>-204.1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-210.3" calcext:value-type="float">
            <text:p>-210.3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3.5" calcext:value-type="float">
            <text:p>-213.5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-209.9" calcext:value-type="float">
            <text:p>-209.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-205.8" calcext:value-type="float">
            <text:p>-205.8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-203.9" calcext:value-type="float">
            <text:p>-203.9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-209.7" calcext:value-type="float">
            <text:p>-209.7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3.2" calcext:value-type="float">
            <text:p>-213.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-209.6" calcext:value-type="float">
            <text:p>-209.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-205.6" calcext:value-type="float">
            <text:p>-205.6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-203.5" calcext:value-type="float">
            <text:p>-203.5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-209.2" calcext:value-type="float">
            <text:p>-209.2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3" calcext:value-type="float">
            <text:p>-21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-209.1" calcext:value-type="float">
            <text:p>-209.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-205.3" calcext:value-type="float">
            <text:p>-205.3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-203.2" calcext:value-type="float">
            <text:p>-203.2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-208.7" calcext:value-type="float">
            <text:p>-208.7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2.8" calcext:value-type="float">
            <text:p>-212.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-208.7" calcext:value-type="float">
            <text:p>-208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-205.1" calcext:value-type="float">
            <text:p>-205.1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-202.7" calcext:value-type="float">
            <text:p>-202.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-208.2" calcext:value-type="float">
            <text:p>-208.2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2.4" calcext:value-type="float">
            <text:p>-212.4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-208.3" calcext:value-type="float">
            <text:p>-208.3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-204.8" calcext:value-type="float">
            <text:p>-204.8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-202.3" calcext:value-type="float">
            <text:p>-202.3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-207.6" calcext:value-type="float">
            <text:p>-207.6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2.1" calcext:value-type="float">
            <text:p>-212.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-207.9" calcext:value-type="float">
            <text:p>-207.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-204.5" calcext:value-type="float">
            <text:p>-204.5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float" office:value="-202" calcext:value-type="float">
            <text:p>-2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-207.1" calcext:value-type="float">
            <text:p>-207.1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1.8" calcext:value-type="float">
            <text:p>-211.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-207.6" calcext:value-type="float">
            <text:p>-207.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-204.4" calcext:value-type="float">
            <text:p>-204.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-201.8" calcext:value-type="float">
            <text:p>-201.8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-206.7" calcext:value-type="float">
            <text:p>-206.7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1.5" calcext:value-type="float">
            <text:p>-211.5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-207.3" calcext:value-type="float">
            <text:p>-207.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-204.2" calcext:value-type="float">
            <text:p>-204.2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-201.5" calcext:value-type="float">
            <text:p>-201.5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-206" calcext:value-type="float">
            <text:p>-206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1.1" calcext:value-type="float">
            <text:p>-211.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-206.9" calcext:value-type="float">
            <text:p>-206.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-204.1" calcext:value-type="float">
            <text:p>-204.1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-201.1" calcext:value-type="float">
            <text:p>-201.1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-205.5" calcext:value-type="float">
            <text:p>-205.5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0.9" calcext:value-type="float">
            <text:p>-210.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-206.5" calcext:value-type="float">
            <text:p>-206.5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-204" calcext:value-type="float">
            <text:p>-204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-200.9" calcext:value-type="float">
            <text:p>-200.9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-205.1" calcext:value-type="float">
            <text:p>-205.1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0.7" calcext:value-type="float">
            <text:p>-210.7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-206.2" calcext:value-type="float">
            <text:p>-206.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-203.8" calcext:value-type="float">
            <text:p>-203.8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-200.7" calcext:value-type="float">
            <text:p>-200.7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-204.5" calcext:value-type="float">
            <text:p>-204.5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0.5" calcext:value-type="float">
            <text:p>-210.5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-206" calcext:value-type="float">
            <text:p>-206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-203.6" calcext:value-type="float">
            <text:p>-203.6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-200.4" calcext:value-type="float">
            <text:p>-200.4</text:p>
          </table:table-cell>
          <table:table-cell office:value-type="float" office:value="646" calcext:value-type="float">
            <text:p>646</text:p>
          </table:table-cell>
          <table:table-cell/>
          <table:table-cell office:value-type="float" office:value="-204" calcext:value-type="float">
            <text:p>-204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0.3" calcext:value-type="float">
            <text:p>-210.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-205.7" calcext:value-type="float">
            <text:p>-205.7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-203.4" calcext:value-type="float">
            <text:p>-203.4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float" office:value="-200.2" calcext:value-type="float">
            <text:p>-200.2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float" office:value="-203.7" calcext:value-type="float">
            <text:p>-203.7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9.7" calcext:value-type="float">
            <text:p>-209.7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-205.4" calcext:value-type="float">
            <text:p>-205.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-203.2" calcext:value-type="float">
            <text:p>-203.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-199.9" calcext:value-type="float">
            <text:p>-199.9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-203" calcext:value-type="float">
            <text:p>-203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9.5" calcext:value-type="float">
            <text:p>-209.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-205.1" calcext:value-type="float">
            <text:p>-205.1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-203.2" calcext:value-type="float">
            <text:p>-203.2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-199.6" calcext:value-type="float">
            <text:p>-199.6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float" office:value="-202.5" calcext:value-type="float">
            <text:p>-202.5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8.9" calcext:value-type="float">
            <text:p>-208.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-204.6" calcext:value-type="float">
            <text:p>-204.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203" calcext:value-type="float">
            <text:p>-203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float" office:value="-199.4" calcext:value-type="float">
            <text:p>-199.4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-202" calcext:value-type="float">
            <text:p>-202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8.6" calcext:value-type="float">
            <text:p>-208.6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-204.5" calcext:value-type="float">
            <text:p>-204.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-202.7" calcext:value-type="float">
            <text:p>-202.7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-199.2" calcext:value-type="float">
            <text:p>-199.2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-201.7" calcext:value-type="float">
            <text:p>-201.7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8.3" calcext:value-type="float">
            <text:p>-208.3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-204" calcext:value-type="float">
            <text:p>-204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-202.6" calcext:value-type="float">
            <text:p>-202.6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-199" calcext:value-type="float">
            <text:p>-1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-201.4" calcext:value-type="float">
            <text:p>-201.4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8" calcext:value-type="float">
            <text:p>-208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-203.5" calcext:value-type="float">
            <text:p>-203.5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-202.3" calcext:value-type="float">
            <text:p>-202.3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-198.8" calcext:value-type="float">
            <text:p>-198.8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-201.5" calcext:value-type="float">
            <text:p>-201.5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8" calcext:value-type="float">
            <text:p>-208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3.2" calcext:value-type="float">
            <text:p>-203.2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-202.2" calcext:value-type="float">
            <text:p>-202.2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float" office:value="-198.6" calcext:value-type="float">
            <text:p>-198.6</text:p>
          </table:table-cell>
          <table:table-cell office:value-type="float" office:value="825" calcext:value-type="float">
            <text:p>825</text:p>
          </table:table-cell>
          <table:table-cell/>
          <table:table-cell office:value-type="float" office:value="-200.9" calcext:value-type="float">
            <text:p>-200.9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7.9" calcext:value-type="float">
            <text:p>-207.9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3" calcext:value-type="float">
            <text:p>-203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-201.9" calcext:value-type="float">
            <text:p>-201.9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float" office:value="-198.4" calcext:value-type="float">
            <text:p>-198.4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-200.4" calcext:value-type="float">
            <text:p>-200.4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7.6" calcext:value-type="float">
            <text:p>-207.6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2.6" calcext:value-type="float">
            <text:p>-202.6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-201.7" calcext:value-type="float">
            <text:p>-201.7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-198.2" calcext:value-type="float">
            <text:p>-198.2</text:p>
          </table:table-cell>
          <table:table-cell office:value-type="float" office:value="875" calcext:value-type="float">
            <text:p>875</text:p>
          </table:table-cell>
          <table:table-cell/>
          <table:table-cell office:value-type="float" office:value="-198.5" calcext:value-type="float">
            <text:p>-198.5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7.4" calcext:value-type="float">
            <text:p>-207.4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202.2" calcext:value-type="float">
            <text:p>-202.2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1.6" calcext:value-type="float">
            <text:p>-201.6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float" office:value="-197.9" calcext:value-type="float">
            <text:p>-197.9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-197.5" calcext:value-type="float">
            <text:p>-197.5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7.4" calcext:value-type="float">
            <text:p>-207.4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201.6" calcext:value-type="float">
            <text:p>-201.6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1.4" calcext:value-type="float">
            <text:p>-201.4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-197.7" calcext:value-type="float">
            <text:p>-197.7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float" office:value="-196.8" calcext:value-type="float">
            <text:p>-196.8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8" calcext:value-type="float">
            <text:p>-208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201.2" calcext:value-type="float">
            <text:p>-201.2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1.3" calcext:value-type="float">
            <text:p>-201.3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-197.6" calcext:value-type="float">
            <text:p>-197.6</text:p>
          </table:table-cell>
          <table:table-cell office:value-type="float" office:value="950" calcext:value-type="float">
            <text:p>950</text:p>
          </table:table-cell>
          <table:table-cell/>
          <table:table-cell office:value-type="float" office:value="-196" calcext:value-type="float">
            <text:p>-196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7.2" calcext:value-type="float">
            <text:p>-207.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200.8" calcext:value-type="float">
            <text:p>-200.8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1.1" calcext:value-type="float">
            <text:p>-201.1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float" office:value="-197.1" calcext:value-type="float">
            <text:p>-197.1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-194.7" calcext:value-type="float">
            <text:p>-194.7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8.9" calcext:value-type="float">
            <text:p>-208.9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200.5" calcext:value-type="float">
            <text:p>-200.5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0.9" calcext:value-type="float">
            <text:p>-200.9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-196" calcext:value-type="float">
            <text:p>-196</text:p>
          </table:table-cell>
          <table:table-cell office:value-type="float" office:value="1020" calcext:value-type="float">
            <text:p>1020</text:p>
          </table:table-cell>
          <table:table-cell/>
          <table:table-cell office:value-type="float" office:value="-194.1" calcext:value-type="float">
            <text:p>-194.1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9.1" calcext:value-type="float">
            <text:p>-209.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200.3" calcext:value-type="float">
            <text:p>-200.3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0.6" calcext:value-type="float">
            <text:p>-200.6</text:p>
          </table:table-cell>
          <table:table-cell office:value-type="float" office:value="769" calcext:value-type="float">
            <text:p>769</text:p>
          </table:table-cell>
          <table:table-cell/>
          <table:table-cell office:value-type="float" office:value="-195.4" calcext:value-type="float">
            <text:p>-195.4</text:p>
          </table:table-cell>
          <table:table-cell office:value-type="float" office:value="1040" calcext:value-type="float">
            <text:p>1040</text:p>
          </table:table-cell>
          <table:table-cell/>
          <table:table-cell office:value-type="float" office:value="-209.2" calcext:value-type="float">
            <text:p>-209.2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8.9" calcext:value-type="float">
            <text:p>-208.9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200" calcext:value-type="float">
            <text:p>-200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0.4" calcext:value-type="float">
            <text:p>-200.4</text:p>
          </table:table-cell>
          <table:table-cell office:value-type="float" office:value="792" calcext:value-type="float">
            <text:p>792</text:p>
          </table:table-cell>
          <table:table-cell table:number-columns-repeated="4"/>
          <table:table-cell office:value-type="float" office:value="-208.8" calcext:value-type="float">
            <text:p>-208.8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0.2" calcext:value-type="float">
            <text:p>-210.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199.4" calcext:value-type="float">
            <text:p>-199.4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200.3" calcext:value-type="float">
            <text:p>-200.3</text:p>
          </table:table-cell>
          <table:table-cell office:value-type="float" office:value="812" calcext:value-type="float">
            <text:p>812</text:p>
          </table:table-cell>
          <table:table-cell table:number-columns-repeated="4"/>
          <table:table-cell office:value-type="float" office:value="-208.5" calcext:value-type="float">
            <text:p>-208.5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0.7" calcext:value-type="float">
            <text:p>-210.7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198.4" calcext:value-type="float">
            <text:p>-198.4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200.1" calcext:value-type="float">
            <text:p>-200.1</text:p>
          </table:table-cell>
          <table:table-cell office:value-type="float" office:value="840" calcext:value-type="float">
            <text:p>840</text:p>
          </table:table-cell>
          <table:table-cell table:number-columns-repeated="4"/>
          <table:table-cell office:value-type="float" office:value="-208.3" calcext:value-type="float">
            <text:p>-208.3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1.8" calcext:value-type="float">
            <text:p>-211.8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197.9" calcext:value-type="float">
            <text:p>-197.9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199.9" calcext:value-type="float">
            <text:p>-199.9</text:p>
          </table:table-cell>
          <table:table-cell office:value-type="float" office:value="860" calcext:value-type="float">
            <text:p>860</text:p>
          </table:table-cell>
          <table:table-cell table:number-columns-repeated="4"/>
          <table:table-cell office:value-type="float" office:value="-208.2" calcext:value-type="float">
            <text:p>-208.2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1.7" calcext:value-type="float">
            <text:p>-211.7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-197.3" calcext:value-type="float">
            <text:p>-197.3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199.7" calcext:value-type="float">
            <text:p>-199.7</text:p>
          </table:table-cell>
          <table:table-cell office:value-type="float" office:value="880" calcext:value-type="float">
            <text:p>880</text:p>
          </table:table-cell>
          <table:table-cell table:number-columns-repeated="4"/>
          <table:table-cell office:value-type="float" office:value="-208.1" calcext:value-type="float">
            <text:p>-208.1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0.4" calcext:value-type="float">
            <text:p>-210.4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-197" calcext:value-type="float">
            <text:p>-197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199.5" calcext:value-type="float">
            <text:p>-199.5</text:p>
          </table:table-cell>
          <table:table-cell office:value-type="float" office:value="900" calcext:value-type="float">
            <text:p>900</text:p>
          </table:table-cell>
          <table:table-cell table:number-columns-repeated="4"/>
          <table:table-cell office:value-type="float" office:value="-208.3" calcext:value-type="float">
            <text:p>-208.3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2.4" calcext:value-type="float">
            <text:p>-212.4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-196.5" calcext:value-type="float">
            <text:p>-196.5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199.4" calcext:value-type="float">
            <text:p>-199.4</text:p>
          </table:table-cell>
          <table:table-cell office:value-type="float" office:value="922" calcext:value-type="float">
            <text:p>922</text:p>
          </table:table-cell>
          <table:table-cell table:number-columns-repeated="4"/>
          <table:table-cell office:value-type="float" office:value="-206.8" calcext:value-type="float">
            <text:p>-206.8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1.8" calcext:value-type="float">
            <text:p>-211.8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-196" calcext:value-type="float">
            <text:p>-196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199.3" calcext:value-type="float">
            <text:p>-199.3</text:p>
          </table:table-cell>
          <table:table-cell office:value-type="float" office:value="940" calcext:value-type="float">
            <text:p>940</text:p>
          </table:table-cell>
          <table:table-cell table:number-columns-repeated="4"/>
          <table:table-cell office:value-type="float" office:value="-206.1" calcext:value-type="float">
            <text:p>-206.1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0.3" calcext:value-type="float">
            <text:p>-210.3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-195.5" calcext:value-type="float">
            <text:p>-195.5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199.2" calcext:value-type="float">
            <text:p>-199.2</text:p>
          </table:table-cell>
          <table:table-cell office:value-type="float" office:value="960" calcext:value-type="float">
            <text:p>960</text:p>
          </table:table-cell>
          <table:table-cell table:number-columns-repeated="4"/>
          <table:table-cell office:value-type="float" office:value="-205.5" calcext:value-type="float">
            <text:p>-205.5</text:p>
          </table:table-cell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6.2" calcext:value-type="float">
            <text:p>-206.2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-209.8" calcext:value-type="float">
            <text:p>-209.8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-199" calcext:value-type="float">
            <text:p>-199</text:p>
          </table:table-cell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-205" calcext:value-type="float">
            <text:p>-205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5.8" calcext:value-type="float">
            <text:p>-205.8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-209.7" calcext:value-type="float">
            <text:p>-209.7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-198.8" calcext:value-type="float">
            <text:p>-198.8</text:p>
          </table:table-cell>
          <table:table-cell office:value-type="float" office:value="1005" calcext:value-type="float">
            <text:p>1005</text:p>
          </table:table-cell>
          <table:table-cell table:number-columns-repeated="4"/>
          <table:table-cell office:value-type="float" office:value="-204.5" calcext:value-type="float">
            <text:p>-204.5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5.5" calcext:value-type="float">
            <text:p>-205.5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-209.9" calcext:value-type="float">
            <text:p>-209.9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office:value-type="float" office:value="-204" calcext:value-type="float">
            <text:p>-204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5.3" calcext:value-type="float">
            <text:p>-205.3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-210.2" calcext:value-type="float">
            <text:p>-210.2</text:p>
          </table:table-cell>
          <table:table-cell office:value-type="float" office:value="140" calcext:value-type="float">
            <text:p>140</text:p>
          </table:table-cell>
          <table:table-cell table:number-columns-repeated="7"/>
          <table:table-cell office:value-type="float" office:value="-203.8" calcext:value-type="float">
            <text:p>-203.8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5" calcext:value-type="float">
            <text:p>-205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-209" calcext:value-type="float">
            <text:p>-209</text:p>
          </table:table-cell>
          <table:table-cell office:value-type="float" office:value="169" calcext:value-type="float">
            <text:p>169</text:p>
          </table:table-cell>
          <table:table-cell table:number-columns-repeated="7"/>
          <table:table-cell office:value-type="float" office:value="-203.8" calcext:value-type="float">
            <text:p>-203.8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4.8" calcext:value-type="float">
            <text:p>-204.8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float" office:value="-208.4" calcext:value-type="float">
            <text:p>-208.4</text:p>
          </table:table-cell>
          <table:table-cell office:value-type="float" office:value="186" calcext:value-type="float">
            <text:p>186</text:p>
          </table:table-cell>
          <table:table-cell table:number-columns-repeated="7"/>
          <table:table-cell office:value-type="float" office:value="-203.3" calcext:value-type="float">
            <text:p>-203.3</text:p>
          </table:table-cell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4.5" calcext:value-type="float">
            <text:p>-204.5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-207" calcext:value-type="float">
            <text:p>-207</text:p>
          </table:table-cell>
          <table:table-cell office:value-type="float" office:value="210" calcext:value-type="float">
            <text:p>210</text:p>
          </table:table-cell>
          <table:table-cell table:number-columns-repeated="7"/>
          <table:table-cell office:value-type="float" office:value="-202.7" calcext:value-type="float">
            <text:p>-202.7</text:p>
          </table:table-cell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4.4" calcext:value-type="float">
            <text:p>-204.4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-206.5" calcext:value-type="float">
            <text:p>-206.5</text:p>
          </table:table-cell>
          <table:table-cell office:value-type="float" office:value="233" calcext:value-type="float">
            <text:p>233</text:p>
          </table:table-cell>
          <table:table-cell table:number-columns-repeated="7"/>
          <table:table-cell office:value-type="float" office:value="-202.1" calcext:value-type="float">
            <text:p>-202.1</text:p>
          </table:table-cell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4.2" calcext:value-type="float">
            <text:p>-204.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-206" calcext:value-type="float">
            <text:p>-206</text:p>
          </table:table-cell>
          <table:table-cell office:value-type="float" office:value="250" calcext:value-type="float">
            <text:p>250</text:p>
          </table:table-cell>
          <table:table-cell table:number-columns-repeated="7"/>
          <table:table-cell office:value-type="float" office:value="-201.6" calcext:value-type="float">
            <text:p>-201.6</text:p>
          </table:table-cell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3.9" calcext:value-type="float">
            <text:p>-203.9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-205.8" calcext:value-type="float">
            <text:p>-205.8</text:p>
          </table:table-cell>
          <table:table-cell office:value-type="float" office:value="269" calcext:value-type="float">
            <text:p>269</text:p>
          </table:table-cell>
          <table:table-cell table:number-columns-repeated="7"/>
          <table:table-cell office:value-type="float" office:value="-201.2" calcext:value-type="float">
            <text:p>-201.2</text:p>
          </table:table-cell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3.7" calcext:value-type="float">
            <text:p>-203.7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-205.3" calcext:value-type="float">
            <text:p>-205.3</text:p>
          </table:table-cell>
          <table:table-cell office:value-type="float" office:value="290" calcext:value-type="float">
            <text:p>290</text:p>
          </table:table-cell>
          <table:table-cell table:number-columns-repeated="7"/>
          <table:table-cell office:value-type="float" office:value="-200.9" calcext:value-type="float">
            <text:p>-200.9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3.6" calcext:value-type="float">
            <text:p>-203.6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-205" calcext:value-type="float">
            <text:p>-205</text:p>
          </table:table-cell>
          <table:table-cell office:value-type="float" office:value="305" calcext:value-type="float">
            <text:p>305</text:p>
          </table:table-cell>
          <table:table-cell table:number-columns-repeated="7"/>
          <table:table-cell office:value-type="float" office:value="-200.6" calcext:value-type="float">
            <text:p>-200.6</text:p>
          </table:table-cell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3.4" calcext:value-type="float">
            <text:p>-203.4</text:p>
          </table:table-cell>
          <table:table-cell office:value-type="float" office:value="524" calcext:value-type="float">
            <text:p>524</text:p>
          </table:table-cell>
          <table:table-cell/>
          <table:table-cell office:value-type="float" office:value="-204.7" calcext:value-type="float">
            <text:p>-204.7</text:p>
          </table:table-cell>
          <table:table-cell office:value-type="float" office:value="320" calcext:value-type="float">
            <text:p>320</text:p>
          </table:table-cell>
          <table:table-cell table:number-columns-repeated="7"/>
          <table:table-cell office:value-type="float" office:value="-200.1" calcext:value-type="float">
            <text:p>-200.1</text:p>
          </table:table-cell>
          <table:table-cell office:value-type="float" office:value="575" calcext:value-type="float">
            <text:p>5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3.3" calcext:value-type="float">
            <text:p>-203.3</text:p>
          </table:table-cell>
          <table:table-cell office:value-type="float" office:value="543" calcext:value-type="float">
            <text:p>543</text:p>
          </table:table-cell>
          <table:table-cell/>
          <table:table-cell office:value-type="float" office:value="-204.3" calcext:value-type="float">
            <text:p>-204.3</text:p>
          </table:table-cell>
          <table:table-cell office:value-type="float" office:value="337" calcext:value-type="float">
            <text:p>337</text:p>
          </table:table-cell>
          <table:table-cell table:number-columns-repeated="7"/>
          <table:table-cell office:value-type="float" office:value="-200" calcext:value-type="float">
            <text:p>-200</text:p>
          </table:table-cell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3.1" calcext:value-type="float">
            <text:p>-203.1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-203.9" calcext:value-type="float">
            <text:p>-203.9</text:p>
          </table:table-cell>
          <table:table-cell office:value-type="float" office:value="350" calcext:value-type="float">
            <text:p>350</text:p>
          </table:table-cell>
          <table:table-cell table:number-columns-repeated="7"/>
          <table:table-cell office:value-type="float" office:value="-199.3" calcext:value-type="float">
            <text:p>-199.3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2.9" calcext:value-type="float">
            <text:p>-202.9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-203.6" calcext:value-type="float">
            <text:p>-203.6</text:p>
          </table:table-cell>
          <table:table-cell office:value-type="float" office:value="370" calcext:value-type="float">
            <text:p>370</text:p>
          </table:table-cell>
          <table:table-cell table:number-columns-repeated="7"/>
          <table:table-cell office:value-type="float" office:value="-199.4" calcext:value-type="float">
            <text:p>-199.4</text:p>
          </table:table-cell>
          <table:table-cell office:value-type="float" office:value="680" calcext:value-type="float">
            <text:p>6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2.7" calcext:value-type="float">
            <text:p>-202.7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-203.2" calcext:value-type="float">
            <text:p>-203.2</text:p>
          </table:table-cell>
          <table:table-cell office:value-type="float" office:value="390" calcext:value-type="float">
            <text:p>390</text:p>
          </table:table-cell>
          <table:table-cell table:number-columns-repeated="7"/>
          <table:table-cell office:value-type="float" office:value="-199" calcext:value-type="float">
            <text:p>-199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2.6" calcext:value-type="float">
            <text:p>-202.6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float" office:value="-202.7" calcext:value-type="float">
            <text:p>-202.7</text:p>
          </table:table-cell>
          <table:table-cell office:value-type="float" office:value="420" calcext:value-type="float">
            <text:p>420</text:p>
          </table:table-cell>
          <table:table-cell table:number-columns-repeated="7"/>
          <table:table-cell office:value-type="float" office:value="-198.6" calcext:value-type="float">
            <text:p>-198.6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2.5" calcext:value-type="float">
            <text:p>-202.5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-202.5" calcext:value-type="float">
            <text:p>-202.5</text:p>
          </table:table-cell>
          <table:table-cell office:value-type="float" office:value="430" calcext:value-type="float">
            <text:p>430</text:p>
          </table:table-cell>
          <table:table-cell table:number-columns-repeated="7"/>
          <table:table-cell office:value-type="float" office:value="-197.8" calcext:value-type="float">
            <text:p>-197.8</text:p>
          </table:table-cell>
          <table:table-cell office:value-type="float" office:value="785" calcext:value-type="float">
            <text:p>7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2.2" calcext:value-type="float">
            <text:p>-202.2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float" office:value="-202.2" calcext:value-type="float">
            <text:p>-202.2</text:p>
          </table:table-cell>
          <table:table-cell office:value-type="float" office:value="450" calcext:value-type="float">
            <text:p>450</text:p>
          </table:table-cell>
          <table:table-cell table:number-columns-repeated="7"/>
          <table:table-cell office:value-type="float" office:value="-197.4" calcext:value-type="float">
            <text:p>-197.4</text:p>
          </table:table-cell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2.2" calcext:value-type="float">
            <text:p>-202.2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-201.9" calcext:value-type="float">
            <text:p>-201.9</text:p>
          </table:table-cell>
          <table:table-cell office:value-type="float" office:value="469" calcext:value-type="float">
            <text:p>469</text:p>
          </table:table-cell>
          <table:table-cell table:number-columns-repeated="7"/>
          <table:table-cell office:value-type="float" office:value="-197.1" calcext:value-type="float">
            <text:p>-197.1</text:p>
          </table:table-cell>
          <table:table-cell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2" calcext:value-type="float">
            <text:p>-202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-201.6" calcext:value-type="float">
            <text:p>-201.6</text:p>
          </table:table-cell>
          <table:table-cell office:value-type="float" office:value="485" calcext:value-type="float">
            <text:p>485</text:p>
          </table:table-cell>
          <table:table-cell table:number-columns-repeated="7"/>
          <table:table-cell office:value-type="float" office:value="-196.7" calcext:value-type="float">
            <text:p>-196.7</text:p>
          </table:table-cell>
          <table:table-cell office:value-type="float" office:value="991" calcext:value-type="float">
            <text:p>9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1.9" calcext:value-type="float">
            <text:p>-201.9</text:p>
          </table:table-cell>
          <table:table-cell office:value-type="float" office:value="711" calcext:value-type="float">
            <text:p>711</text:p>
          </table:table-cell>
          <table:table-cell/>
          <table:table-cell office:value-type="float" office:value="-201.4" calcext:value-type="float">
            <text:p>-201.4</text:p>
          </table:table-cell>
          <table:table-cell office:value-type="float" office:value="505" calcext:value-type="float">
            <text:p>505</text:p>
          </table:table-cell>
          <table:table-cell table:number-columns-repeated="7"/>
          <table:table-cell office:value-type="float" office:value="-196.5" calcext:value-type="float">
            <text:p>-196.5</text:p>
          </table:table-cell>
          <table:table-cell office:value-type="float" office:value="910" calcext:value-type="float">
            <text:p>9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1.8" calcext:value-type="float">
            <text:p>-201.8</text:p>
          </table:table-cell>
          <table:table-cell office:value-type="float" office:value="730" calcext:value-type="float">
            <text:p>730</text:p>
          </table:table-cell>
          <table:table-cell/>
          <table:table-cell office:value-type="float" office:value="-201.1" calcext:value-type="float">
            <text:p>-201.1</text:p>
          </table:table-cell>
          <table:table-cell office:value-type="float" office:value="530" calcext:value-type="float">
            <text:p>530</text:p>
          </table:table-cell>
          <table:table-cell table:number-columns-repeated="7"/>
          <table:table-cell office:value-type="float" office:value="-196.3" calcext:value-type="float">
            <text:p>-196.3</text:p>
          </table:table-cell>
          <table:table-cell office:value-type="float" office:value="940" calcext:value-type="float">
            <text:p>9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1.6" calcext:value-type="float">
            <text:p>-201.6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-200.8" calcext:value-type="float">
            <text:p>-200.8</text:p>
          </table:table-cell>
          <table:table-cell office:value-type="float" office:value="550" calcext:value-type="float">
            <text:p>550</text:p>
          </table:table-cell>
          <table:table-cell table:number-columns-repeated="7"/>
          <table:table-cell office:value-type="float" office:value="-196" calcext:value-type="float">
            <text:p>-196</text:p>
          </table:table-cell>
          <table:table-cell office:value-type="float" office:value="970" calcext:value-type="float">
            <text:p>97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1.6" calcext:value-type="float">
            <text:p>-201.6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-200.6" calcext:value-type="float">
            <text:p>-200.6</text:p>
          </table:table-cell>
          <table:table-cell office:value-type="float" office:value="569" calcext:value-type="float">
            <text:p>569</text:p>
          </table:table-cell>
          <table:table-cell table:number-columns-repeated="7"/>
          <table:table-cell office:value-type="float" office:value="-195.7" calcext:value-type="float">
            <text:p>-195.7</text:p>
          </table:table-cell>
          <table:table-cell office:value-type="float" office:value="1001" calcext:value-type="float">
            <text:p>1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1.4" calcext:value-type="float">
            <text:p>-201.4</text:p>
          </table:table-cell>
          <table:table-cell office:value-type="float" office:value="777" calcext:value-type="float">
            <text:p>777</text:p>
          </table:table-cell>
          <table:table-cell/>
          <table:table-cell office:value-type="float" office:value="-200.3" calcext:value-type="float">
            <text:p>-200.3</text:p>
          </table:table-cell>
          <table:table-cell office:value-type="float" office:value="590" calcext:value-type="float">
            <text:p>59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201.2" calcext:value-type="float">
            <text:p>-201.2</text:p>
          </table:table-cell>
          <table:table-cell office:value-type="float" office:value="797" calcext:value-type="float">
            <text:p>797</text:p>
          </table:table-cell>
          <table:table-cell/>
          <table:table-cell office:value-type="float" office:value="-200" calcext:value-type="float">
            <text:p>-200</text:p>
          </table:table-cell>
          <table:table-cell office:value-type="float" office:value="610" calcext:value-type="float">
            <text:p>6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201.1" calcext:value-type="float">
            <text:p>-201.1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-199.6" calcext:value-type="float">
            <text:p>-199.6</text:p>
          </table:table-cell>
          <table:table-cell office:value-type="float" office:value="634" calcext:value-type="float">
            <text:p>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200.8" calcext:value-type="float">
            <text:p>-200.8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-199.4" calcext:value-type="float">
            <text:p>-199.4</text:p>
          </table:table-cell>
          <table:table-cell office:value-type="float" office:value="660" calcext:value-type="float">
            <text:p>66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200.7" calcext:value-type="float">
            <text:p>-200.7</text:p>
          </table:table-cell>
          <table:table-cell office:value-type="float" office:value="880" calcext:value-type="float">
            <text:p>880</text:p>
          </table:table-cell>
          <table:table-cell/>
          <table:table-cell office:value-type="float" office:value="-199.3" calcext:value-type="float">
            <text:p>-199.3</text:p>
          </table:table-cell>
          <table:table-cell office:value-type="float" office:value="669" calcext:value-type="float">
            <text:p>6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200.5" calcext:value-type="float">
            <text:p>-200.5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-199" calcext:value-type="float">
            <text:p>-199</text:p>
          </table:table-cell>
          <table:table-cell office:value-type="float" office:value="694" calcext:value-type="float">
            <text:p>6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200.1" calcext:value-type="float">
            <text:p>-200.1</text:p>
          </table:table-cell>
          <table:table-cell office:value-type="float" office:value="950" calcext:value-type="float">
            <text:p>950</text:p>
          </table:table-cell>
          <table:table-cell/>
          <table:table-cell office:value-type="float" office:value="-198.7" calcext:value-type="float">
            <text:p>-198.7</text:p>
          </table:table-cell>
          <table:table-cell office:value-type="float" office:value="720" calcext:value-type="float">
            <text:p>72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199.9" calcext:value-type="float">
            <text:p>-199.9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-198.5" calcext:value-type="float">
            <text:p>-198.5</text:p>
          </table:table-cell>
          <table:table-cell office:value-type="float" office:value="740" calcext:value-type="float">
            <text:p>74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199.6" calcext:value-type="float">
            <text:p>-199.6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-198.3" calcext:value-type="float">
            <text:p>-198.3</text:p>
          </table:table-cell>
          <table:table-cell office:value-type="float" office:value="760" calcext:value-type="float">
            <text:p>760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-198" calcext:value-type="float">
            <text:p>-198</text:p>
          </table:table-cell>
          <table:table-cell office:value-type="float" office:value="795" calcext:value-type="float">
            <text:p>795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-197.6" calcext:value-type="float">
            <text:p>-197.6</text:p>
          </table:table-cell>
          <table:table-cell office:value-type="float" office:value="825" calcext:value-type="float">
            <text:p>825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-197.2" calcext:value-type="float">
            <text:p>-197.2</text:p>
          </table:table-cell>
          <table:table-cell office:value-type="float" office:value="860" calcext:value-type="float">
            <text:p>860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-197" calcext:value-type="float">
            <text:p>-197</text:p>
          </table:table-cell>
          <table:table-cell office:value-type="float" office:value="880" calcext:value-type="float">
            <text:p>880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-196.9" calcext:value-type="float">
            <text:p>-196.9</text:p>
          </table:table-cell>
          <table:table-cell office:value-type="float" office:value="900" calcext:value-type="float">
            <text:p>900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-196.7" calcext:value-type="float">
            <text:p>-196.7</text:p>
          </table:table-cell>
          <table:table-cell office:value-type="float" office:value="920" calcext:value-type="float">
            <text:p>920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-196.4" calcext:value-type="float">
            <text:p>-196.4</text:p>
          </table:table-cell>
          <table:table-cell office:value-type="float" office:value="950" calcext:value-type="float">
            <text:p>950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-196.2" calcext:value-type="float">
            <text:p>-196.2</text:p>
          </table:table-cell>
          <table:table-cell office:value-type="float" office:value="975" calcext:value-type="float">
            <text:p>975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-196" calcext:value-type="float">
            <text:p>-196</text:p>
          </table:table-cell>
          <table:table-cell office:value-type="float" office:value="1000" calcext:value-type="float">
            <text:p>100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08:41:43.830729812</meta:creation-date>
    <dc:date>2023-10-15T11:52:17.543992734</dc:date>
    <meta:editing-duration>PT4H59M25S</meta:editing-duration>
    <meta:editing-cycles>18</meta:editing-cycles>
    <meta:generator>LibreOffice/7.4.7.2$Linux_X86_64 LibreOffice_project/40$Build-2</meta:generator>
    <meta:document-statistic meta:table-count="2" meta:cell-count="934" meta:object-count="0"/>
  </office:meta>
</office:document-meta>
</file>